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P15" style:family="paragraph" style:parent-style-name="Text_20_body">
      <style:text-properties style:font-name="Arial" officeooo:rsid="0031601f" officeooo:paragraph-rsid="0031601f"/>
    </style:style>
    <style:style style:name="P16" style:family="paragraph" style:parent-style-name="Text_20_body">
      <style:text-properties style:font-name="Arial" officeooo:rsid="00325731" officeooo:paragraph-rsid="00325731"/>
    </style:style>
    <style:style style:name="P17" style:family="paragraph" style:parent-style-name="Text_20_body">
      <style:text-properties style:font-name="Arial" officeooo:rsid="0032d363" officeooo:paragraph-rsid="0032d363"/>
    </style:style>
    <style:style style:name="P18" style:family="paragraph" style:parent-style-name="Text_20_body">
      <style:text-properties style:font-name="Arial" officeooo:rsid="0035dc11" officeooo:paragraph-rsid="003a6433"/>
    </style:style>
    <style:style style:name="P19" style:family="paragraph" style:parent-style-name="Text_20_body">
      <style:text-properties style:font-name="Arial" officeooo:rsid="0037c03e" officeooo:paragraph-rsid="0037c03e"/>
    </style:style>
    <style:style style:name="P20" style:family="paragraph" style:parent-style-name="Text_20_body">
      <style:text-properties style:font-name="Arial" officeooo:rsid="003855f8" officeooo:paragraph-rsid="003855f8"/>
    </style:style>
    <style:style style:name="P21" style:family="paragraph" style:parent-style-name="Text_20_body">
      <style:text-properties style:font-name="Arial" officeooo:rsid="003a3f4e" officeooo:paragraph-rsid="003a3f4e"/>
    </style:style>
    <style:style style:name="P22" style:family="paragraph" style:parent-style-name="Text_20_body">
      <style:text-properties style:font-name="Arial" officeooo:rsid="0023da0a" officeooo:paragraph-rsid="0023da0a"/>
    </style:style>
    <style:style style:name="P23" style:family="paragraph" style:parent-style-name="Text_20_body">
      <style:text-properties style:font-name="Arial" officeooo:rsid="003a6433" officeooo:paragraph-rsid="003a6433"/>
    </style:style>
    <style:style style:name="P24" style:family="paragraph" style:parent-style-name="Text_20_body">
      <style:text-properties style:font-name="Arial" officeooo:rsid="003ae4d4" officeooo:paragraph-rsid="003ae4d4"/>
    </style:style>
    <style:style style:name="P25" style:family="paragraph" style:parent-style-name="Text_20_body">
      <style:text-properties style:font-name="Arial" officeooo:rsid="003d5a68" officeooo:paragraph-rsid="003d5a68"/>
    </style:style>
    <style:style style:name="P26" style:family="paragraph" style:parent-style-name="Text_20_body">
      <style:text-properties style:font-name="Arial" officeooo:rsid="003da96f" officeooo:paragraph-rsid="003da96f"/>
    </style:style>
    <style:style style:name="P27" style:family="paragraph" style:parent-style-name="Text_20_body">
      <style:text-properties style:font-name="Arial" officeooo:rsid="003f7e98" officeooo:paragraph-rsid="003f7e98"/>
    </style:style>
    <style:style style:name="P28" style:family="paragraph" style:parent-style-name="Text_20_body">
      <style:text-properties style:font-name="Arial" officeooo:rsid="003f9382" officeooo:paragraph-rsid="003f9382"/>
    </style:style>
    <style:style style:name="P29" style:family="paragraph" style:parent-style-name="Text_20_body">
      <style:text-properties style:font-name="Arial" officeooo:rsid="003fa8e9" officeooo:paragraph-rsid="003fa8e9"/>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style:style style:name="T16" style:family="text">
      <style:text-properties officeooo:rsid="0032d363"/>
    </style:style>
    <style:style style:name="T17" style:family="text">
      <style:text-properties officeooo:rsid="00341a9e"/>
    </style:style>
    <style:style style:name="T18" style:family="text">
      <style:text-properties officeooo:rsid="003c547a"/>
    </style:style>
    <style:style style:name="T19" style:family="text">
      <style:text-properties officeooo:rsid="003ce9ac"/>
    </style:style>
    <style:style style:name="T20" style:family="text">
      <style:text-properties officeooo:rsid="003dcf5c"/>
    </style:style>
    <style:style style:name="T21" style:family="text">
      <style:text-properties officeooo:rsid="00410362"/>
    </style:style>
    <style:style style:name="T22" style:family="text">
      <style:text-properties officeooo:rsid="004272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5">Als nächstes sollte ich weitergehen im testen, eventuell nicht so kleinschrittig testen? Es geht ja hauptsächlich drum ob beim Training und bei der Evaluierung die richtigen labels an den Daten drankleben oder ob da iwas schief läuft</text:p>
      <text:p text:style-name="P16">Ich sollte die Dateipfade in der config speichern! <text:span text:style-name="T16">Done</text:span></text:p>
      <text:p text:style-name="P17">Als nächstes Clean data testen, sollte easy sein; <text:span text:style-name="T17">Done</text:span></text:p>
      <text:p text:style-name="P19">Stopwords löschen das in raus von gegenderten Versionen die zb Lehrer*in ... wird zu Lehrer * …</text:p>
      <text:p text:style-name="P20">Todo: ich muss nochmal die funktionsaufrufe typsicherer machen, da kann was schief gehen wenn ich in der falschen reihenfolge dinge übergebe</text:p>
      <text:p text:style-name="P21">Todo: sinnvoll Kommentieren durchgängig</text:p>
      <text:p text:style-name="P24">Gedanken: ich muss dringend mein logging strukturierter machen, derzeitig ist es super unübersichtlich, → <text:span text:style-name="T18">muss ich in extra notebooks machen, das kann ich nicht im vorhinein tun</text:span></text:p>
      <text:p text:style-name="P9"/>
      <text:p text:style-name="P9"/>
      <text:p text:style-name="P23">Fragen:</text:p>
      <text:p text:style-name="P18">Sollte ich beim cleaning durch das cleaning entstandene duplikate rauslöschen um so den Datensatz zu verkleinern? <text:span text:style-name="T19">Nein!!! weil die Meta Daten ja durchaus anders sein können!!!</text:span></text:p>
      <text:p text:style-name="P25">Nur bei den Fasttext Zusatzdaten die Duplikate rauslöschen, da es sonst verzerrt! <text:span text:style-name="T20">Done</text:span></text:p>
      <text:p text:style-name="P25"/>
      <text:p text:style-name="P26">In Discussio<text:span text:style-name="T20">n</text:span> section kann man auch future work packen</text:p>
      <text:p text:style-name="P26"/>
      <text:p text:style-name="P27">ACHTUNG: es sind derzeit nur 25000 trainingsdaten, das sind eig viel zu wenig!</text:p>
      <text:p text:style-name="P27">Debuggen: was ist mit data augmentation? Das müsste den Datensatz verdoppeln, was ist mit wörterbuch? Das müssten 80000 einträge sein!</text:p>
      <text:p text:style-name="P28">Außerdem sollte ich das training nicht mehr cachen! <text:span text:style-name="T21">Done</text:span></text:p>
      <text:p text:style-name="P29">Confidence fixen mit try except block! <text:span text:style-name="T22">done</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25T11:38:15.650000000</dc:date>
    <meta:editing-duration>P17DT4H43M55S</meta:editing-duration>
    <meta:editing-cycles>45</meta:editing-cycles>
    <meta:generator>LibreOffice/7.0.3.1$Windows_X86_64 LibreOffice_project/d7547858d014d4cf69878db179d326fc3483e082</meta:generator>
    <meta:document-statistic meta:table-count="0" meta:image-count="0" meta:object-count="0" meta:page-count="3" meta:paragraph-count="45" meta:word-count="957" meta:character-count="6221" meta:non-whitespace-character-count="5306"/>
  </office:meta>
</office:document-meta>
</file>